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581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5.186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7.993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young driver supplement of X € per day is already included.</text:p>
          </table:table-cell>
          <table:table-cell table:style-name="ce9" office:value-type="string" calcext:value-type="string">
            <text:p>Ya esta incluido el suplmento por conductor joven de X € por dia</text:p>
          </table:table-cell>
          <table:table-cell office:value-type="string" calcext:value-type="string">
            <text:p>Il supplemento per il giovane autista di X € al giorno è già incluso.</text:p>
          </table:table-cell>
          <table:table-cell office:value-type="string" calcext:value-type="string">
            <text:p>Der Jungfahrerzuschlag von X € pro Tag ist bereits enthalt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9"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6">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9"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anulacio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for a prepaid booking to be refunded, it is mandatory that you cancel at least 48 hours prior to the rental start date and via the links provided on the voucher or via email servicios@rentcarmallorca.es. There will be no refund if the vehicle has not been collected.</text:p>
          </table:table-cell>
          <table:table-cell table:style-name="ce9" office:value-type="string" calcext:value-type="string">
            <text:p>Para que se le devuelva el dinero de una reserva prepagada, es obligatorio que la cancele mínimo 48 horas antes de la fecha de comienzo del alquiler y a través de los enlaces provistos en el bono o a través de correo electrónico servicios@rentcarmallorca.es. No habrá ninguna devolución si el vehículo no ha sido recogido.</text:p>
          </table:table-cell>
          <table:table-cell table:style-name="ce9" office:value-type="string" calcext:value-type="string">
            <text:p>Per essere rimborsati per una prenotazione prepagata, è obbligatorio cancellare almeno 48 ore prima della data di inizio del noleggio e attraverso i link forniti sul voucher o via email servicios@rentcarmallorca.es. Non ci sarà nessun rimborso se il veicolo non è stato ritirato.</text:p>
          </table:table-cell>
          <table:table-cell table:style-name="ce9" office:value-type="string" calcext:value-type="string">
            <text:p>Um eine Rückerstattung für eine vorausbezahlte Buchung zu erhalten, ist es zwingend erforderlich, dass Sie mindestens 48 Stunden vor Mietbeginn und über die auf dem Voucher angegebenen Links oder per E-Mail servicios@rentcarmallorca.es stornieren. Es erfolgt keine Rückerstattung, wenn das Fahrzeug nicht abgeholt wurde.</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Insurance includes collision insurance. Please note that customer negligence is never included in the SCDW (Super Collision Damage Waiver) Collision Insurance.</text:p>
          </table:table-cell>
          <table:table-cell table:style-name="ce9" office:value-type="string" calcext:value-type="string">
            <text:p>El seguro incluye un seguro por colisión. Tenga en cuenta que la negligencia del cliente nunca está incluida en el Seguro de Colisión SCDW (Super Collision Damage Waiver).</text:p>
          </table:table-cell>
          <table:table-cell table:style-name="ce9" office:value-type="string" calcext:value-type="string">
            <text:p>L'assicurazione include l'assicurazione contro le collisioni. Si prega di notare che la negligenza del cliente non è mai inclusa nell'assicurazione di collisione SCDW (Super Collision Damage Waiver).</text:p>
          </table:table-cell>
          <table:table-cell table:style-name="ce9" office:value-type="string" calcext:value-type="string">
            <text:p>Die Versicherung beinhaltet eine Kaskoversicherung. Bitte beachten Sie, dass Fahrlässigkeit des Kunden niemals in der SCDW (Super Collision Damage Waiver) Kaskoversicherung enthalten ist.</text:p>
          </table:table-cell>
        </table:table-row>
        <table:table-row table:style-name="ro1">
          <table:table-cell table:style-name="ce9" office:value-type="string" calcext:value-type="string">
            <text:p>titulo_sillas_footer</text:p>
          </table:table-cell>
          <table:table-cell table:number-columns-repeated="4" table:style-name="ce9" office:value-type="string" calcext:value-type="string">
            <text:p>SILLAS Y ELEVADORES</text:p>
          </table:table-cell>
        </table:table-row>
        <table:table-row table:style-name="ro2">
          <table:table-cell table:style-name="ce9" office:value-type="string" calcext:value-type="string">
            <text:p>contenido_sillas_footer</text:p>
          </table:table-cell>
          <table:table-cell table:number-columns-repeated="4" table:style-name="ce9" office:value-type="string" calcext:value-type="string">
            <text:p>CONTENIDO SOBRE SILLAS Y ELEVADORES</text:p>
          </table:table-cell>
        </table:table-row>
        <table:table-row table:style-name="ro1">
          <table:table-cell table:style-name="ce9" office:value-type="string" calcext:value-type="string">
            <text:p>titulo_nosotros_footer</text:p>
          </table:table-cell>
          <table:table-cell table:number-columns-repeated="4" table:style-name="ce9" office:value-type="string" calcext:value-type="string">
            <text:p>NOSOTROS</text:p>
          </table:table-cell>
        </table:table-row>
        <table:table-row table:style-name="ro2">
          <table:table-cell table:style-name="ce9" office:value-type="string" calcext:value-type="string">
            <text:p>contenido_nosotros_footer</text:p>
          </table:table-cell>
          <table:table-cell table:number-columns-repeated="4" table:style-name="ce9" office:value-type="string" calcext:value-type="string">
            <text:p>CONTENIDO SOBRE NOSOTROS</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Hello U_SUARIO, &lt;br&gt;&lt;br&gt; Thank you for choosing NOOOMBRE_MARCA. &lt;br&gt;&lt;br&gt;This message is a registration confirmation for your NOOOMBRE_COCHEE booking between the dates of FECCHA_INNICIO / FEECHHA_FIIIN. &lt;br&gt;&lt;br&gt; Here are the full details we have received: &lt;br&gt;&lt;br&gt; Registration number: NUMEERRO_RREGISTRO&lt;br&gt; Vehicle: NAME_COCHEE&lt;br&gt; Arrival date: FECCHA_INNICIO - HORRA_INNICIO&lt;br&gt; Departure date: FECCHA_FFIN - HORRA_FINN &lt;br&gt;&lt;br&gt; If you need to make any changes or have any queries, please email me at EMMAIL_MARRCA. &lt;br&gt;&lt;br&gt; Let the holiday countdown begin! &lt;br&gt;&lt;br&gt; BRAND_NAME&lt;br&gt; BRAND_NAME&lt;br&gt; BRAND_ADDRESS&lt;br&gt; BRAND_ADDRESS_1_MARRCCA&lt;br&gt; EMMAIL_MARRCA&lt;br&gt; <text:s text:c="2"/>&lt;/body&gt;&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lt;br&gt;Hola U_SUARIO, &lt;br&gt;&lt;br&gt; Gracias por elegir NOOOMBRE_MARCA. &lt;br&gt;&lt;br&gt; Este mensaje es una confirmacion de registro para su reserva NOOOMBRE_COCHEE entre las fechas de FECCHA_INNICIO / FEECHHA_FIIIN. &lt;br&gt;&lt;br&gt; Aquí están los datos completos que hemos recibido: &lt;br&gt;&lt;br&gt; Número de registro: NUMEERRO_RREGISTRO&lt;br&gt; Vehículo: NOMMBRRE_COCHHE&lt;br&gt; Fecha de llegada: FECCHA_INNICIO – HORRA_INNICIO&lt;br&gt; Fecha de salida: FECCHA_FFIN – HORRA_FINN &lt;br&gt;&lt;br&gt; Si necesitas hacer algún cambio o tienes alguna duda, envíame un correo electrónico a EMMAIL_MARRCA. &lt;br&gt;&lt;br&gt; ¡Que comience la cuenta atrás de las vacaciones! &lt;br&gt;&lt;br&gt; NOMBBRE_MMARCA&lt;br&gt; DIRRECCION_MARCA&lt;br&gt; DIRRECCIOON_1_MARRCCA&lt;br&gt; EMMAIL_MARRCA&lt;br&gt;&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Ciao U_SUARIO, &lt;br&gt;&lt;br&gt; Grazie per aver scelto NOOOMBRE_MARCA. &lt;br&gt;&lt;br&gt;Questo messaggio è una conferma di registrazione per la tua prenotazione NOOOMBRE_COCHEE tra le date di FECCHA_INNICIO / FEECHHA_FIIIN. &lt;br&gt;&lt;br&gt; Ecco i dettagli completi che abbiamo ricevuto: &lt;br&gt;&lt;br&gt; Numero di registrazione: NUMEERRO_Registration&lt;br&gt; Veicolo: NOME_COCHEE&lt;br&gt; Data di arrivo: FECCHA_INNICIO - HORRA_INNICIO&lt;br&gt; Data di partenza: FECCHA_FFIN - HORRA_FINN &lt;br&gt;&lt;br&gt; Se avete bisogno di apportare modifiche o avete domande, inviatemi una mail a EMMAIL_MARRCA. &lt;br&gt;&lt;br&gt; Che il conto alla rovescia delle vacanze abbia inizio! &lt;br&gt;&lt;br&gt;Nome_marchio&lt;br&gt; Nome_marchio&lt;br&gt; Indirizzo_marchio&lt;br&gt; Indirizzo_marchio_1_MARRCCA&lt;br&gt; EMMAIL_MARRCA&lt;br&gt; <text:s/>&lt;/body&gt;&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lt;br&gt;Hallo U_SUARIO, &lt;br&gt;&lt;br&gt; Danke, dass Sie sich für NOOOMBRE_MARCA entschieden haben. &lt;br&gt;&lt;br&gt;Diese Nachricht ist eine Anmeldebestätigung für Ihre NOOOMBRE_COCHEE Buchung zwischen den Terminen FECCHA_INNICIO / FEECHHA_FIIIN. &lt;br&gt;&lt;br&gt; Hier sind die vollständigen Angaben, die wir erhalten haben: &lt;br&gt;&lt;br&gt; Kennzeichen: NUMEERRO_Registrierung&lt;br&gt; Fahrzeug: NAME_COCHEE&lt;br&gt; Ankunftsdatum: FECCHA_INNICIO - HORRA_INNICIO&lt;br&gt; Abfahrtsdatum: FECCHA_FFIN - HORRA_FINN &lt;br&gt;&lt;br&gt; Wenn Sie Änderungen vornehmen müssen oder Fragen haben, senden Sie mir bitte eine E-Mail an EMMAIL_MARRCA. &lt;br&gt;&lt;br&gt; Lasst den Urlaubs-Countdown beginnen! &lt;br&gt;&lt;br&gt; BRAND_NAME&lt;br&gt; BRAND_NAME&lt;br&gt; BRAND_ADDRESS&lt;br&gt; BRAND_ADDRESS_1_MARRCCA&lt;br&gt; EMMAIL_MARRCA&lt;br&gt; &lt;/body&gt;&lt;/html&gt;</text:p>
          </table:table-cell>
        </table:table-row>
        <table:table-row table:style-name="ro1">
          <table:table-cell office:value-type="string" calcext:value-type="string">
            <text:p>reserva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office:value-type="string" calcext:value-type="string">
            <text:p>pag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gistration number:</text:p>
          </table:table-cell>
          <table:table-cell table:style-name="ce9" office:value-type="string" calcext:value-type="string">
            <text:p>Su numero de registro:</text:p>
          </table:table-cell>
          <table:table-cell office:value-type="string" calcext:value-type="string">
            <text:p>Il suo numero di registrazione:</text:p>
          </table:table-cell>
          <table:table-cell office:value-type="string" calcext:value-type="string">
            <text:p>Ihre Registrierungsnummer:</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9"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1">
          <table:table-cell office:value-type="string" calcext:value-type="string">
            <text:p>contenido_kilometraje</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contenido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contenido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tooltip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tooltip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1">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12">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text:p>
          </table:table-cell>
          <table:table-cell table:style-name="ce11" office:value-type="string" calcext:value-type="string">
            <text:p>El seguro incluye un seguro por colisión. Tenga en cuenta que la negligencia del cliente nunca está incluida en el Seguro de Colisión SCDW (Super Collision Damage Waiver).</text:p>
          </table:table-cell>
          <table:table-cell table:style-name="ce11" office:value-type="string" calcext:value-type="string">
            <text:p>L'assicurazione include l'assicurazione contro le collisioni. Si prega di notare che la negligenza del cliente non è mai inclusa nella Super Collision Damage Waiver (SCDW).</text:p>
          </table:table-cell>
          <table:table-cell table:style-name="ce11" office:value-type="string" calcext:value-type="string">
            <text:p>Die Versicherung beinhaltet eine Kaskoversicherung. Bitte beachten Sie, dass Fahrlässigkeit des Kunden niemals im Super Collision Damage Waiver (SCDW) enthalten is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4">
          <table:table-cell office:value-type="string" calcext:value-type="string">
            <text:p>tooltip_masinformacion_reserva</text:p>
          </table:table-cell>
          <table:table-cell office:value-type="string" calcext:value-type="string">
            <text:p>Book Now, directs you to a secure session where you can pay for your advance booking securely, using only your global credit or debit card details.</text:p>
          </table:table-cell>
          <table:table-cell table:style-name="ce9" office:value-type="string" calcext:value-type="string">
            <text:p>Reservar ahora, le direcciona a una sesión segura donde puede pagar su reserva anticipada con toda seguridad, solo con los datos de una tarjeta de credito o debito de uso global</text:p>
          </table:table-cell>
          <table:table-cell office:value-type="string" calcext:value-type="string">
            <text:p>Prenota ora, ti indirizza ad una sessione sicura dove puoi pagare la tua prenotazione anticipata in modo sicuro, con solo i dettagli della tua carta di credito o di debito per un uso globale.</text:p>
          </table:table-cell>
          <table:table-cell office:value-type="string" calcext:value-type="string">
            <text:p>Jetzt buchen leitet Sie zu einer sicheren Sitzung weiter, in der Sie Ihre Vorausbuchung sicher und nur mit Ihren globalen Kredit- oder Debitkartendaten bezahlen können.</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style="text-decoration: underline;"&gt;&lt;strong&gt;Age requirements:&lt;/span&gt;&lt;/strong&gt;&lt;br /&gt;Young driver 21 to 23 years old and minimum 2 years licence (experience).&lt;br /&gt; &lt;br /&gt;Young driver supplement (21-23 years old, 2 years experience): 5 &amp;euro;/day.&lt;/p&gt; &lt;p&gt;&lt;br /&gt;&lt;span style="text-decoration: underline;"&gt;&lt;strong&gt;International driving licence:&lt;/span&gt;&lt;/strong&gt;&lt;br /&gt;In case you do not have a driving licence from the European Union, an international driving licence must be presented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pan&gt;&lt;/strong&gt;&lt;br /&gt;Maximum number of additional drivers per rental: 1.&lt;/p&gt; &lt;p&gt;&lt;span style="text-decoration: underline;"&gt;&lt;strong&gt;Insurance:&lt;/span&gt;&lt;/strong&gt;&lt;br /&gt;Insurance includes collision insurance. &lt;br /&gt;Please note that customer negligence is never included in the SCDW (Super Collision Damage Waiver) Collision Insurance.&lt;/p&gt; &lt;p&gt;&lt;span style="text-decoration: underline;"&gt;&lt;strong&gt;Mileage:&lt;/span&gt;&lt;/strong&gt;&lt;br /&gt;The use of our vehicles is restricted to the island of Mallorca.&lt;/p&gt; &lt;p&gt;&lt;span style="text-decoration: underline;"&gt;&lt;strong&gt;Fuel policy:&lt;/span&gt;&lt;/strong&gt;&lt;br /&gt;The client undertakes to return the vehicle with the same level of fuel with which it was delivered, assuming the cost of the difference if any.&lt;/p&gt; &lt;p&gt;&lt;span style="text-decoration: underline;"&gt;&lt;strong&gt;Out of hours:&lt;/span&gt;&lt;/strong&gt;&lt;br /&gt;Office hours: 09:00-20:00h.&lt;/p&gt; &lt;p&gt;Picking up the vehicle between 20:01 and 00:00 has a supplement of 25&amp;euro;. Returns outside office hours are subject to availability.&lt;/p&gt; &lt;p&gt;&lt;span style="text-decoration: underline;"&gt;&lt;strong&gt;Other:&lt;/span&gt;&lt;/strong&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pan&gt;&lt;/strong&gt; &lt;br /&gt;The user will have the opportunity to be present at the collection and return of the vehicle.&lt;/p&gt; &lt;p&gt;&lt;span style="text-decoration: underline;"&gt;&lt;strong&gt;Right of withdrawal:&lt;/span&gt;&lt;/strong&gt; &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pan&gt;&lt;/strong&gt;&lt;br /&gt;In order for a prepaid booking to be refunded, it is mandatory that you cancel at least 48 hours prior to the rental start date and via the links provided on the voucher or via email servicios@rentcarmallorca.es. There will be no refund if the vehicle has not been collected.&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 los enlaces provistos en el bono o a trav&amp;eacute;s de correo electr&amp;oacute;nico servicios@rentcarmallorca.es. No habr&amp;aacute; ninguna devoluci&amp;oacute;n si el veh&amp;iacute;culo no ha sido recogido.&lt;/p&gt;</text:p>
          </table:table-cell>
          <table:table-cell office:value-type="string" calcext:value-type="string">
            <text:p>&lt;p&gt;&lt;span style="text-decoration: underline;"&gt;&lt;strong&gt;Requisiti di et&amp;agrave;:&lt;/strong&gt;&lt;/span&gt;&lt;br /&gt;Giovane autista dai 21 ai 23 anni e minimo 2 anni di patente (esperienza).&lt;br /&gt;&lt;br /&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 &lt;br /&gt;Si prega di notare che la negligenza del cliente non &amp;egrave; mai inclusa nell'assicurazione di collisione SCDW (Super Collision Damage Waiver).&lt;/p&gt; &lt;p&gt;&lt;span style="text-decoration: underline;"&gt;&lt;strong&gt;Chilometraggio:&lt;/strong&gt;&lt;/span&gt;&lt;br /&gt;L'uso dei nostri veicoli &amp;egrave; limitato all'isola di Maiorca.&lt;/p&gt; &lt;p&gt;&lt;span style="text-decoration: underline;"&gt;&lt;strong&gt;Politica del carburante:&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 &lt;br /&gt;L'utente avr&amp;agrave; la possibilit&amp;agrave; di essere presente al ritiro e alla restituzione del veicolo.&lt;/p&gt; &lt;p&gt;&lt;span style="text-decoration: underline;"&gt;&lt;strong&gt;Diritto di recesso:&lt;/strong&gt;&lt;/span&gt; &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Per essere rimborsati per una prenotazione prepagata, &amp;egrave; obbligatorio cancellare almeno 48 ore prima della data di inizio del noleggio e attraverso i link forniti sul voucher o via email servicios@rentcarmallorca.es. Non ci sar&amp;agrave; nessun rimborso se il veicolo non &amp;egrave; stato ritirato.&lt;/p&gt;</text:p>
          </table:table-cell>
          <table:table-cell office:value-type="string" calcext:value-type="string">
            <text:p>&lt;p&gt;&lt;span style="text-decoration: underline;"&gt;&lt;strong&gt;Altersanforderungen:&lt;/span&gt;&lt;/strong&gt;&lt;br /&gt;Junger Fahrer 21 bis 23 Jahre alt und mindestens 2 Jahre F&amp;uuml;hrerschein (Erfahrung).&lt;br /&gt;&lt;br /&gt;Zuschlag f&amp;uuml;r junge Fahrer (21-23 Jahre alt, 2 Jahre Erfahrung): 5 &amp;euro;/Tag.&lt;/p&gt; &lt;p&gt;&lt;br /&gt;&lt;span style="text-decoration: underline;"&gt;&lt;strong&gt;Internationaler F&amp;uuml;hrerschein:&lt;/span&gt;&lt;/strong&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r internationalen Lizenz oder einer offiziellen &amp;Uuml;bersetzung versehen sein.&lt;/p&gt; &lt;p&gt;&lt;span style="text-decoration: underline;"&gt;&lt;strong&gt;Zus&amp;auml;tzlicher Treiber:&lt;/span&gt;&lt;/strong&gt;&lt;br /&gt;Maximale Anzahl von zus&amp;auml;tzlichen Fahrern pro Anmietung: 1.&lt;/p&gt; &lt;p&gt;&lt;span style="text-decoration: underline;"&gt;&lt;strong&gt;Versicherung:&lt;/span&gt;&lt;/strong&gt;&lt;br /&gt;Die Versicherung beinhaltet eine Kaskoversicherung. &lt;br /&gt;Bitte beachten Sie, dass Fahrl&amp;auml;ssigkeit des Kunden niemals in der SCDW (Super Collision Damage Waiver) Kaskoversicherung enthalten ist.&lt;/p&gt; &lt;p&gt;&lt;span style="text-decoration: underline;"&gt;&lt;strong&gt;Kilometerstand:&lt;/span&gt;&lt;/strong&gt;&lt;br /&gt;Der Einsatz unserer Fahrzeuge ist auf die Insel Mallorca beschr&amp;auml;nkt.&lt;/p&gt; &lt;p&gt;&lt;span style="text-decoration: underline;"&gt;&lt;strong&gt;Kraftstoffpolitik:&lt;/span&gt;&lt;/strong&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pan&gt;&lt;/strong&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pan&gt;&lt;/strong&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pan&gt;&lt;/strong&gt; &lt;br /&gt;Der Benutzer hat die M&amp;ouml;glichkeit, bei der Abholung und R&amp;uuml;ckgabe des Fahrzeugs anwesend zu sein.&lt;/p&gt; &lt;p&gt;&lt;span style="text-decoration: underline;"&gt;&lt;strong&gt;Recht auf Widerruf:&lt;/span&gt;&lt;/strong&gt; &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pan&gt;&lt;/strong&gt;&lt;br /&gt;Um eine R&amp;uuml;ckerstattung f&amp;uuml;r eine vorausbezahlte Buchung zu erhalten, ist es zwingend erforderlich, dass Sie mindestens 48 Stunden vor Mietbeginn und &amp;uuml;ber die auf dem Voucher angegebenen Links oder per E-Mail servicios@rentcarmallorca.es stornieren. Es erfolgt keine R&amp;uuml;ckerstattung, wenn das Fahrzeug nicht abgeholt wurde.&lt;/p&gt;</text:p>
          </table:table-cell>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number-rows-repeated="22">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3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5">00/00/0000</text:date>, <text:time style:data-style-name="N2" text:time-value="12:00:27.34991594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5T12:07:33.958970886</dc:date>
    <meta:editing-duration>P2DT15H14M33S</meta:editing-duration>
    <meta:editing-cycles>137</meta:editing-cycles>
    <meta:generator>LibreOffice/7.1.4.2$Linux_X86_64 LibreOffice_project/10$Build-2</meta:generator>
    <meta:document-statistic meta:table-count="1" meta:cell-count="1592" meta:object-count="0"/>
  </office:meta>
</office:document-meta>
</file>